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8" style:family="table">
      <style:table-properties style:width="16.981cm" fo:margin-left="0cm" fo:margin-right="0.019cm" table:align="margins" style:writing-mode="lr-tb"/>
    </style:style>
    <style:style style:name="Tableau8.A" style:family="table-column">
      <style:table-column-properties style:column-width="5.066cm" style:rel-column-width="19549*"/>
    </style:style>
    <style:style style:name="Tableau8.B" style:family="table-column">
      <style:table-column-properties style:column-width="2.018cm" style:rel-column-width="7789*"/>
    </style:style>
    <style:style style:name="Tableau8.C" style:family="table-column">
      <style:table-column-properties style:column-width="4.93cm" style:rel-column-width="19029*"/>
    </style:style>
    <style:style style:name="Tableau8.D" style:family="table-column">
      <style:table-column-properties style:column-width="2.154cm" style:rel-column-width="8310*"/>
    </style:style>
    <style:style style:name="Tableau8.E" style:family="table-column">
      <style:table-column-properties style:column-width="2.813cm" style:rel-column-width="1085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11.1" style:family="table-column">
      <style:table-column-properties style:column-width="4.967cm" style:rel-column-width="19168*"/>
    </style:style>
    <style:style style:name="P1" style:family="paragraph" style:parent-style-name="Standard">
      <style:text-properties officeooo:rsid="0012ef33" officeooo:paragraph-rsid="0012ef33"/>
    </style:style>
    <style:style style:name="P2" style:family="paragraph" style:parent-style-name="Standard">
      <style:text-properties officeooo:rsid="0012ef33" officeooo:paragraph-rsid="001349ee"/>
    </style:style>
    <style:style style:name="P3" style:family="paragraph" style:parent-style-name="Standard">
      <style:text-properties officeooo:paragraph-rsid="001349ee"/>
    </style:style>
    <style:style style:name="P4" style:family="paragraph" style:parent-style-name="Table_20_Contents">
      <style:paragraph-properties>
        <style:tab-stops>
          <style:tab-stop style:position="1.998cm"/>
        </style:tab-stops>
      </style:paragraph-properties>
      <style:text-properties style:font-name="Liberation Sans" fo:font-size="10pt" fo:font-weight="bold" officeooo:paragraph-rsid="001349e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officeooo:paragraph-rsid="001349ee" style:font-size-asian="10pt" style:font-size-complex="10pt"/>
    </style:style>
    <style:style style:name="P6" style:family="paragraph" style:parent-style-name="Table_20_Contents">
      <style:text-properties style:font-name="Arial" fo:font-size="10pt" officeooo:rsid="001bc151" officeooo:paragraph-rsid="001bc151" style:font-size-asian="10pt" style:font-size-complex="10pt"/>
    </style:style>
    <style:style style:name="P7" style:family="paragraph" style:parent-style-name="Table_20_Contents">
      <style:text-properties style:font-name="Arial" fo:font-size="10pt" officeooo:paragraph-rsid="000e59a5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0e59a5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paragraph-rsid="000e59a5" style:font-size-asian="10pt" style:font-size-complex="10pt"/>
    </style:style>
    <style:style style:name="P10" style:family="paragraph" style:parent-style-name="Table_20_Contents">
      <style:text-properties style:font-name="Arial" fo:font-size="10pt" officeooo:rsid="0026e2e8" officeooo:paragraph-rsid="0026e2e8" style:font-size-asian="10pt" style:font-size-complex="10pt"/>
    </style:style>
    <style:style style:name="P11" style:family="paragraph" style:parent-style-name="Table_20_Contents">
      <style:text-properties style:font-name="Arial" fo:font-size="10pt" officeooo:rsid="00311688" officeooo:paragraph-rsid="00311688" style:font-size-asian="10pt" style:font-size-complex="10pt"/>
    </style:style>
    <style:style style:name="P12" style:family="paragraph" style:parent-style-name="Table_20_Contents">
      <style:text-properties style:font-name="Arial" fo:font-size="10pt" officeooo:rsid="00319076" officeooo:paragraph-rsid="0031907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0e59a5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style:font-name="Arial" fo:font-size="10pt" style:text-underline-style="solid" style:text-underline-width="auto" style:text-underline-color="font-color" officeooo:rsid="0026e2e8" officeooo:paragraph-rsid="0026e2e8" style:font-size-asian="10pt" style:font-size-complex="10pt"/>
    </style:style>
    <style:style style:name="P15" style:family="paragraph" style:parent-style-name="Table_20_Contents">
      <style:text-properties fo:color="#3333ff" style:font-name="Arial" fo:font-size="10pt" officeooo:rsid="0016aca7" officeooo:paragraph-rsid="0016aca7" style:font-size-asian="10pt" style:font-size-complex="10pt"/>
    </style:style>
    <style:style style:name="P16" style:family="paragraph" style:parent-style-name="Table_20_Contents">
      <style:text-properties fo:color="#3333ff" style:font-name="Arial" fo:font-size="10pt" officeooo:rsid="001bc151" officeooo:paragraph-rsid="001bc151" style:font-size-asian="10pt" style:font-size-complex="10pt"/>
    </style:style>
    <style:style style:name="P17" style:family="paragraph" style:parent-style-name="Table_20_Contents">
      <style:text-properties fo:color="#3333ff" style:text-position="0% 100%" style:font-name="Arial" fo:font-size="10pt" officeooo:rsid="0019d039" officeooo:paragraph-rsid="0019d039" style:font-size-asian="10pt" style:font-size-complex="10pt"/>
    </style:style>
    <style:style style:name="P18" style:family="paragraph" style:parent-style-name="Table_20_Contents">
      <style:text-properties fo:color="#3333ff" style:text-position="0% 100%" style:font-name="Arial" fo:font-size="10pt" officeooo:rsid="0016b897" officeooo:paragraph-rsid="0016b89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text-position="sub 58%" style:font-name="Arial" fo:font-size="10pt" officeooo:paragraph-rsid="000e59a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6e2e8" officeooo:paragraph-rsid="0026e2e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7e772" officeooo:paragraph-rsid="0027e77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8cc47" officeooo:paragraph-rsid="0028cc47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text-position="sub 58%" style:font-name="Arial" fo:font-size="10pt" officeooo:rsid="002d99cb" officeooo:paragraph-rsid="002d99cb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text-position="0% 100%" style:font-name="Arial" fo:font-size="10pt" officeooo:paragraph-rsid="000e59a5" style:font-size-asian="10pt" style:font-size-complex="10pt"/>
    </style:style>
    <style:style style:name="P25" style:family="paragraph" style:parent-style-name="Table_20_Contents">
      <style:paragraph-properties fo:margin-left="1cm" fo:margin-right="0cm" fo:text-indent="0cm" style:auto-text-indent="false"/>
      <style:text-properties style:font-name="Arial" fo:font-size="10pt" officeooo:paragraph-rsid="001349ee" style:font-size-asian="10pt" style:font-size-complex="10pt"/>
    </style:style>
    <style:style style:name="P26" style:family="paragraph" style:parent-style-name="Table_20_Heading">
      <style:paragraph-properties fo:text-align="start" style:justify-single-word="false"/>
      <style:text-properties style:font-name="Arial" fo:font-size="10pt" officeooo:paragraph-rsid="001349ee" style:font-size-asian="10pt" style:font-size-complex="10pt"/>
    </style:style>
    <style:style style:name="P27" style:family="paragraph" style:parent-style-name="Table_20_Heading">
      <style:text-properties style:font-name="Arial" fo:font-size="10pt" officeooo:paragraph-rsid="001349ee" style:font-size-asian="10pt" style:font-size-complex="10pt"/>
    </style:style>
    <style:style style:name="P28" style:family="paragraph" style:parent-style-name="Table_20_Heading">
      <style:paragraph-properties fo:text-align="start" style:justify-single-word="false"/>
      <style:text-properties style:font-name="Liberation Sans" fo:font-size="10pt" officeooo:paragraph-rsid="001349ee" style:font-size-asian="10pt" style:font-size-complex="10pt"/>
    </style:style>
    <style:style style:name="P29" style:family="paragraph" style:parent-style-name="Table_20_Heading">
      <style:text-properties style:font-name="Liberation Sans" fo:font-size="10pt" officeooo:rsid="00206c78" officeooo:paragraph-rsid="001349ee" style:font-size-asian="10pt" style:font-size-complex="10pt"/>
    </style:style>
    <style:style style:name="P30" style:family="paragraph" style:parent-style-name="Table_20_Contents">
      <style:text-properties style:font-name="Arial" fo:font-size="10pt" style:text-underline-style="none" officeooo:rsid="0030a9cf" officeooo:paragraph-rsid="0026e2e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text-position="0% 100%" style:font-name="Arial" fo:font-size="10pt" officeooo:rsid="0028cc47" officeooo:paragraph-rsid="0028cc47" style:font-size-asian="10pt" style:font-size-complex="10pt"/>
    </style:style>
    <style:style style:name="T1" style:family="text">
      <style:text-properties officeooo:rsid="001bc78b"/>
    </style:style>
    <style:style style:name="T2" style:family="text">
      <style:text-properties officeooo:rsid="000e59a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0541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b9ace"/>
    </style:style>
    <style:style style:name="T7" style:family="text">
      <style:text-properties style:text-underline-style="solid" style:text-underline-width="auto" style:text-underline-color="font-color" officeooo:rsid="002e6903"/>
    </style:style>
    <style:style style:name="T8" style:family="text">
      <style:text-properties officeooo:rsid="0014dcb6"/>
    </style:style>
    <style:style style:name="T9" style:family="text">
      <style:text-properties officeooo:rsid="00151469"/>
    </style:style>
    <style:style style:name="T10" style:family="text">
      <style:text-properties style:text-position="sub 58%"/>
    </style:style>
    <style:style style:name="T11" style:family="text">
      <style:text-properties style:text-position="0% 100%"/>
    </style:style>
    <style:style style:name="T12" style:family="text">
      <style:text-properties officeooo:rsid="00283885"/>
    </style:style>
    <style:style style:name="T13" style:family="text">
      <style:text-properties officeooo:rsid="002b9ace"/>
    </style:style>
    <style:style style:name="T14" style:family="text">
      <style:text-properties officeooo:rsid="002e6903"/>
    </style:style>
    <style:style style:name="T15" style:family="text">
      <style:text-properties officeooo:rsid="00303fe7"/>
    </style:style>
    <style:style style:name="T16" style:family="text">
      <style:text-properties officeooo:rsid="0030a9cf"/>
    </style:style>
    <style:style style:name="T17" style:family="text">
      <style:text-properties style:text-underline-style="none" officeooo:rsid="0030a9cf"/>
    </style:style>
    <style:style style:name="T18" style:family="text">
      <style:text-properties officeooo:rsid="003221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de la méthode run() :</text:p>
      <text:p text:style-name="P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table:number-columns-spanned="2" office:value-type="string">
            <text:p text:style-name="P26"><text:span text:style-name="T1">P</text:span>rojet : </text:p>
          </table:table-cell>
          <table:covered-table-cell/>
          <table:table-cell table:style-name="Tableau8.A1" table:number-columns-spanned="2" office:value-type="string">
            <text:p text:style-name="P28">Auteur : <text:s/></text:p>
          </table:table-cell>
          <table:covered-table-cell/>
          <table:table-cell table:style-name="Tableau8.E1" office:value-type="string">
            <text:p text:style-name="P29"><text:s text:c="2"/>/ <text:s/>/20<text:span text:style-name="T2">19</text:span></text:p>
          </table:table-cell>
        </table:table-row>
        <table:table-row>
          <table:table-cell table:style-name="Tableau8.A2" table:number-columns-spanned="4" office:value-type="string">
            <text:p text:style-name="P26"><text:span text:style-name="T8">Classe : Barquette</text:span> <text:s text:c="10"/></text:p>
          </table:table-cell>
          <table:covered-table-cell/>
          <table:covered-table-cell/>
          <table:covered-table-cell/>
          <table:table-cell table:style-name="Tableau8.E2" office:value-type="string">
            <text:p text:style-name="P27">Page n° <text:s/><text:span text:style-name="T1">1</text:span></text:p>
          </table:table-cell>
        </table:table-row>
        <table:table-row>
          <table:table-cell table:style-name="Tableau8.E2" table:number-columns-spanned="5" office:value-type="string">
            <text:p text:style-name="P4"><text:span text:style-name="T3">Rôle</text:span> : <text:tab/> <text:span text:style-name="T9">Guider une barquette vers un éjecteur sur le tapi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8.E2" table:number-columns-spanned="5" office:value-type="string">
            <text:p text:style-name="P5"><text:span text:style-name="T4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25">En entrée :</text:p>
          </table:table-cell>
          <table:table-cell table:style-name="Tableau8.E2" table:number-columns-spanned="4" office:value-type="string">
            <text:p text:style-name="P15">Emplacement <text:span text:style-name="T10">entier</text:span></text:p>
          </table:table-cell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25">En sortie :</text:p>
          </table:table-cell>
          <table:table-cell table:style-name="Tableau8.E2" table:number-columns-spanned="4" office:value-type="string">
            <text:p text:style-name="P15">Signal EjecteurTrouvé</text:p>
          </table:table-cell>
          <table:covered-table-cell/>
          <table:covered-table-cell/>
          <table:covered-table-cell/>
        </table:table-row>
        <table:table-row>
          <table:table-cell table:style-name="Tableau8.A7" office:value-type="string">
            <text:p text:style-name="P25">Paramètre d'entrée :</text:p>
          </table:table-cell>
          <table:table-cell table:style-name="Tableau8.E2" table:number-columns-spanned="4" office:value-type="string">
            <text:p text:style-name="P18">rien</text:p>
          </table:table-cell>
          <table:covered-table-cell/>
          <table:covered-table-cell/>
          <table:covered-table-cell/>
        </table:table-row>
        <table:table-row>
          <table:table-cell table:style-name="Tableau8.A7" office:value-type="string">
            <text:p text:style-name="P25">Paramètre de sortie :</text:p>
          </table:table-cell>
          <table:table-cell table:style-name="Tableau8.E2" table:number-columns-spanned="4" office:value-type="string">
            <text:p text:style-name="P17">rien</text:p>
          </table:table-cell>
          <table:covered-table-cell/>
          <table:covered-table-cell/>
          <table:covered-table-cell/>
        </table:table-row>
        <table:table-row>
          <table:table-cell table:style-name="Tableau8.A7" office:value-type="string">
            <text:p text:style-name="P25">Paramètre d'E/S :</text:p>
          </table:table-cell>
          <table:table-cell table:style-name="Tableau8.E2" table:number-columns-spanned="4" office:value-type="string">
            <text:p text:style-name="P6">rien</text:p>
          </table:table-cell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25">Paramètre de retour :</text:p>
          </table:table-cell>
          <table:table-cell table:style-name="Tableau8.E2" table:number-columns-spanned="4" office:value-type="string">
            <text:p text:style-name="P16">rien</text:p>
          </table:table-cell>
          <table:covered-table-cell/>
          <table:covered-table-cell/>
          <table:covered-table-cell/>
        </table:table-row>
        <table:table-row>
          <table:table-cell table:style-name="Tableau8.A2" table:number-columns-spanned="3" office:value-type="string">
            <text:p text:style-name="P7"><text:span text:style-name="T4">Schéma algorithmique</text:span> :</text:p>
            <text:p text:style-name="P7"/>
            <text:p text:style-name="P7"/>
            <text:p text:style-name="P7"/>
            <text:p text:style-name="P14">Début</text:p>
            <text:p text:style-name="P10">numEjecteur ← 0</text:p>
            <text:p text:style-name="P10"/>
            <text:p text:style-name="P10">Tantque numEjecteur &lt; emplacement</text:p>
            <text:p text:style-name="P10"><text:tab/>mutex.acquire()</text:p>
            <text:p text:style-name="P10"><text:tab/><text:span text:style-name="T12">si etatCapteur ET numEjecteur = masque</text:span></text:p>
            <text:p text:style-name="P10"><text:tab/><text:tab/><text:span text:style-name="T6">alors</text:span></text:p>
            <text:p text:style-name="P10"><text:tab/><text:tab/><text:tab/><text:span text:style-name="T13">frontMontant ← vrai</text:span></text:p>
            <text:p text:style-name="P10"><text:tab/><text:tab/><text:span text:style-name="T7">sinon </text:span><text:span text:style-name="T17">si frontMontant = vrai</text:span></text:p>
            <text:p text:style-name="P30"><text:tab/><text:tab/><text:tab/>alors</text:p>
            <text:p text:style-name="P10"><text:tab/><text:tab/><text:tab/><text:tab/><text:span text:style-name="T14">numEjecteur ← numEjecteur + 1</text:span></text:p>
            <text:p text:style-name="P10"><text:tab/><text:tab/><text:tab/><text:tab/><text:span text:style-name="T15">masque ← masque &lt;&lt; <text:s/>1</text:span></text:p>
            <text:p text:style-name="P10"><text:tab/><text:tab/><text:tab/><text:tab/><text:span text:style-name="T15">frontMontant ← faux</text:span></text:p>
            <text:p text:style-name="P10"><text:tab/><text:tab/><text:tab/><text:span text:style-name="T16">finSi</text:span></text:p>
            <text:p text:style-name="P11"><text:tab/>finSi</text:p>
            <text:p text:style-name="P11">finTantQue</text:p>
            <text:p text:style-name="P11"/>
            <text:p text:style-name="P12">Emettre signal EjecteurTrouv<text:span text:style-name="T18">e</text:span></text:p>
            <text:p text:style-name="P14">Fin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8.D11.1"/>
              <table:table-row>
                <table:table-cell table:style-name="Tableau8.E2" office:value-type="string">
                  <text:p text:style-name="P8"><text:span text:style-name="T5">Le</text:span><text:span text:style-name="T4">xiques</text:span> :</text:p>
                </table:table-cell>
              </table:table-row>
              <table:table-row>
                <table:table-cell table:style-name="Tableau8.E2" office:value-type="string">
                  <text:p text:style-name="P13">Constantes :</text:p>
                  <text:p text:style-name="P9"/>
                  <text:p text:style-name="P9"><text:s/></text:p>
                  <text:p text:style-name="P9"/>
                  <text:p text:style-name="P9"/>
                </table:table-cell>
              </table:table-row>
              <table:table-row>
                <table:table-cell table:style-name="Tableau8.E2" office:value-type="string">
                  <text:p text:style-name="P13">Variables locales :</text:p>
                  <text:p text:style-name="P13"/>
                  <text:p text:style-name="P20"><text:span text:style-name="T11">numEjecteur</text:span> entier</text:p>
                  <text:p text:style-name="P21"><text:span text:style-name="T11">mutex</text:span> Qsemaphore</text:p>
                  <text:p text:style-name="P31"/>
                  <text:p text:style-name="P22"><text:span text:style-name="T11">masque</text:span> octet</text:p>
                  <text:p text:style-name="P23"><text:span text:style-name="T11">frontMontant</text:span> boolean</text:p>
                  <text:p text:style-name="P19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24"/>
                  <text:p text:style-name="P9"/>
                </table:table-cell>
              </table:table-row>
              <table:table-row>
                <table:table-cell table:style-name="Tableau8.E2" office:value-type="string">
                  <text:p text:style-name="P13">Fonctions :</text:p>
                  <text:p text:style-name="P13"/>
                  <text:p text:style-name="P13"/>
                  <text:p text:style-name="P13"/>
                  <text:p text:style-name="P13"/>
                </table:table-cell>
              </table:table-row>
            </table:table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4:02:45.212312229</meta:creation-date>
    <dc:date>2019-12-03T14:45:11.448435436</dc:date>
    <meta:editing-duration>PT41M37S</meta:editing-duration>
    <meta:editing-cycles>34</meta:editing-cycles>
    <meta:generator>LibreOffice/6.2.6.2$Linux_X86_64 LibreOffice_project/20$Build-2</meta:generator>
    <meta:document-statistic meta:table-count="1" meta:image-count="0" meta:object-count="0" meta:page-count="2" meta:paragraph-count="47" meta:word-count="124" meta:character-count="783" meta:non-whitespace-character-count="655"/>
  </office:meta>
</office:document-meta>
</file>